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language="es" fo:country="ES" officeooo:rsid="0015840a" officeooo:paragraph-rsid="0015840a"/>
    </style:style>
    <style:style style:name="P2" style:family="paragraph" style:parent-style-name="Heading_20_2">
      <style:text-properties fo:language="es" fo:country="ES"/>
    </style:style>
    <style:style style:name="P3" style:family="paragraph" style:parent-style-name="Heading_20_2">
      <style:text-properties fo:language="es" fo:country="ES" officeooo:rsid="0018acb6" officeooo:paragraph-rsid="0018acb6"/>
    </style:style>
    <style:style style:name="P4" style:family="paragraph" style:parent-style-name="Standard">
      <style:text-properties fo:language="es" fo:country="ES"/>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justify" style:justify-single-word="false"/>
      <style:text-properties fo:language="es" fo:country="ES" officeooo:rsid="0018acb6"/>
    </style:style>
    <style:style style:name="P7" style:family="paragraph" style:parent-style-name="Text_20_body">
      <style:paragraph-properties fo:text-align="justify" style:justify-single-word="false"/>
      <style:text-properties officeooo:rsid="001c102f" officeooo:paragraph-rsid="001c102f"/>
    </style:style>
    <style:style style:name="T1" style:family="text">
      <style:text-properties fo:language="es" fo:country="ES"/>
    </style:style>
    <style:style style:name="T2" style:family="text">
      <style:text-properties officeooo:rsid="0018acb6"/>
    </style:style>
    <style:style style:name="T3" style:family="text">
      <style:text-properties officeooo:rsid="0019bb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sayo ChatGPT</text:h>
      <text:p text:style-name="P4">Juan Francisco Mier Montoto, UO283319</text:p>
      <text:p text:style-name="P4">Sistemas Inteligentes, EPI Gijón 22-23</text:p>
      <text:p text:style-name="P4"/>
      <text:p text:style-name="P4">---</text:p>
      <text:h text:style-name="P2" text:outline-level="2">Introducción: ChatGPT y el alza de las tecnologías IA</text:h>
      <text:p text:style-name="P5">GPT-3, y en concreto su interfaz web de diálogo *ChatGPT*, han supuesto un reciente revuelo del futuro del sector tecnológico tras un gran debut y millones de usuarios diarios. La gran popularidad del mismo ha asegurado ya varios miles de millones de dólares en forma de inversiones, principalmente del gigante Microsoft.</text:p>
      <text:p text:style-name="P5"/>
      <text:p text:style-name="P5">Tras este evento, la opinión generalizada del sector es que las inteligencias artificiales son una de las mayores revoluciones y que estará presente de alguna manera u otra en múltiples aplicaciones y con diferentes propósitos en un futuro no muy lejano.</text:p>
      <text:p text:style-name="P5"/>
      <text:p text:style-name="P5">Este ensayo habla principalmente sobre los artículos proporcionados para la práctica y mi opinión personal acerca de esta nueva tecnología.</text:p>
      <text:p text:style-name="P4"/>
      <text:h text:style-name="P2" text:outline-level="2">Periodismo y puntos de vista anticuados</text:h>
      <text:p text:style-name="P5">Tras el enorme éxito de ChatGPT y su positiva recepción, periódicos a nivel mundial le han dedicado múltiples noticias y artículos de opinión, como se puede observar en la información adjunta de la práctica. Estas noticias, o al menos las aportadas, están muy lejos de ser imparciales y realistas, que es lo que cabría esperar de entidades de tanto renombre como *El País* o el *New York Times*.</text:p>
      <text:p text:style-name="P5"/>
      <text:p text:style-name="P5">Pedirle a una IA de diálogo que decida sobre tu día a día, como en la crónica de Patricia Gosálvez, o tratar de predecir acciones cotidianas que hoy en día están fuera del alcanze con el objetivo de sorprender al lector (cuando estos mismos periódicos hablaban maravillas del metaverso hace menos de un año) demuestra la facilidad de la prensa para escribir artículos sobre cualquier cosa sin comprender las posibilidades y la realidad de lo que se está hablando.</text:p>
      <text:p text:style-name="P5"/>
      <text:p text:style-name="P5">En algunos artículos se miente directamente al lector, como cuando se dice en *ChatGPT y el método socrático* que "...va a ser prácticamente imposible discernir de dónde procede la información, porque todo lo que crea es trabajo original hecho a demanda", cuando en realidad ya existen múltiples herramientas<text:a xlink:type="simple" xlink:href="https://writer.com/ai-content-detector" text:style-name="Internet_20_link" text:visited-style-name="Visited_20_Internet_20_Link">¹</text:a> <text:a xlink:type="simple" xlink:href="https://platform.openai.com/ai-text-classifier" text:style-name="Internet_20_link" text:visited-style-name="Visited_20_Internet_20_Link">²</text:a> <text:a xlink:type="simple" xlink:href="https://gptzero.me/" text:style-name="Internet_20_link" text:visited-style-name="Visited_20_Internet_20_Link">³</text:a> que permiten discernir entre contenido generado por humanos y por inteligencias artificiales.</text:p>
      <text:p text:style-name="P5"/>
      <text:p text:style-name="P5">Los avances en la inteligencia artificial sin duda tendrán un impacto masivo en la forma de comprender y utilizar la tecnología en el futuro, pero hay que comprender a qué escala y cómo de lejos se está de ese futuro. Además, tampoco hay que olvidar el camino que ha recorrido esta tecnología: GPT-3, que tiene casi tres años ya, no es para nada la primera piedra del "edificio", que comenzó a construirse hace ya casi 70 años.</text:p>
      <text:p text:style-name="P4"/>
      <text:p text:style-name="P5">Igual que con cualquier nueva tecnología o avance del sector, la postura de los medios tradicionales siempre es escéptica y crítica, <text:span text:style-name="T3">cuando en muy pocas ocasiones es con razón</text:span>. Esta postura genera miedo o incluso odio en todos aquellos que no traten de obtener más información allá del propio <text:soft-page-break/>artículo, aislando a sectores demográficos, en concreto a la población más adulta, en un estado de pensamiento de desconfianza con las nuevas tecnologías como esta.</text:p>
      <text:p text:style-name="P4"/>
      <text:h text:style-name="P2" text:outline-level="2">Puntos fuertes y debilidades</text:h>
      <text:p text:style-name="P5">El objetivo de ChatGPT no es más que demostrar las capacidades de el modelo GPT-3, un modelo generativo general, y tratar de dar una conversación sobre temas más o menos sencillos lo mejor posible, por lo que evidentemente falla en otras tareas como elaboración de historias complejas, corrección de errores u otros análisis más elaborados.</text:p>
      <text:p text:style-name="P5"/>
      <text:p text:style-name="P5">Hay que tener en cuenta además las limitaciones que impone la empresa creadora, OpenAI, sobre el modelo, que evita (en gran parte) respuestas con odio, fuera de tono o impropias. En numerosas ocasiones, estas limitaciones generan fallos y respuestas incorrectas o limitadas.</text:p>
      <text:p text:style-name="P5"/>
      <text:p text:style-name="P5">ChatGPT funciona sorprendentemente bien a preguntas específicas de temas no muy complejos (en mi experiencia personal, código). Además, el hecho de que pueda mantener una conversación y que recuerde (hasta cierto punto) todo el diálogo hasta el momento permite, por ejemplo, un proceso de depuración y elaboración de código especificado a las necesidades de cada programador.</text:p>
      <text:p text:style-name="P4"/>
      <text:h text:style-name="P2" text:outline-level="2">ChatGPT en el ámbito educativo</text:h>
      <text:p text:style-name="P5">Siendo breves, el hecho de que existan nuevas maneras de generar respuestas a trabajos, deberes y similares solo pone en evidencia el poco empeño de algunos profesores a la hora de examinar a los alumnos. Todas aquellas tareas que puedan ser totalmente por ChatGPT (teniendo en cuenta el potencial que tiene ahora mismo) deberían ser reconsideradas. Además, la solución no debería ser mover dichas prácticas al formato escrito ni que sean supervisadas, sino reimaginar la evaluación y tratar de poner trabajos que captiven la atención del alumno, de manera que no sea necesario el uso de ningún modelo generativo.</text:p>
      <text:p text:style-name="P5"/>
      <text:p text:style-name="P5">Además, hay que tener en cuenta la cantidad de fallos que la inteligencia artificial <text:span text:style-name="T2">genera </text:span>en su estado actual, además de la facilidad para detectar textos autogenerados: el avance de la inteligencia artificial no debería suponer mayor problema <text:span text:style-name="T2">ni en</text:span> tareas <text:span text:style-name="T2">grandes o complejas</text:span> ni para profesores competentes, al menos en su estado actual.</text:p>
      <text:p text:style-name="P5"/>
      <text:p text:style-name="P5">Por último, y siendo realistas, el impacto que estas inteligencias artificiales puedan tener en la vida del estudiante promedio no va a ser mayor que otros avances de conocimiento del ser humano, como Internet, dispositivos móviles, contenido multimedia dedicado, etc. Por lo tanto, las aulas tendrán que adapatrse o incluso integrarse, como ya se ha hecho con esos avances en el pasado.</text:p>
      <text:p text:style-name="P6"/>
      <text:h text:style-name="P3" text:outline-level="2">Conclusiones</text:h>
      <text:p text:style-name="P7"><text:span text:style-name="T1">Pese al rapidísimo progreso de la industria en este aspecto, hay que relajar las expectativas en este aspecto y pararse a analizar cada avance, siendo conscientes de los objetivos y restricciones y siempre teniendo en cuenta la visión global del producto y la empresa que lo crea. En este caso, ChatGPT es un paso en el crecimiento de OpenAI, empresa de cuyos avances hay que estar atentos. </text:span></text:p>
      <text:p text:style-name="P7"><text:span text:style-name="T1">En mi opinión personal, creo que ChatGPT y el resto de modelos generativos generales que se desarrollen a partir de este “boom” serán muy útiles para una gran cantidad de aspectos relacionados con la tecnología, pero siempre teniendo en cuenta los fallos más que plausibles que puedan ocasionar y sus limitacion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5:17.127576413</meta:creation-date>
    <dc:date>2023-02-13T18:12:42.077798413</dc:date>
    <meta:editing-duration>PT8H7M23S</meta:editing-duration>
    <meta:editing-cycles>4</meta:editing-cycles>
    <meta:generator>LibreOffice/7.4.5.1$Linux_X86_64 LibreOffice_project/40$Build-1</meta:generator>
    <meta:document-statistic meta:table-count="0" meta:image-count="0" meta:object-count="0" meta:page-count="2" meta:paragraph-count="25" meta:word-count="997" meta:character-count="6151" meta:non-whitespace-character-count="5179"/>
  </office:meta>
</office:document-meta>
</file>